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86f0" officeooo:paragraph-rsid="000386f0"/>
    </style:style>
    <style:style style:name="P2" style:family="paragraph" style:parent-style-name="Standard">
      <style:text-properties officeooo:rsid="000386f0" officeooo:paragraph-rsid="000386f0"/>
    </style:style>
    <style:style style:name="P3" style:family="paragraph" style:parent-style-name="Standard">
      <style:text-properties officeooo:rsid="0004d8f6" officeooo:paragraph-rsid="0004d8f6"/>
    </style:style>
    <style:style style:name="T1" style:family="text">
      <style:text-properties officeooo:rsid="0004d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111f2014-guillaumes-----&gt;Course Project-----&gt; workspace----&gt;final project---&gt;src---&gt;open a terminal</text:p>
      <text:p text:style-name="P1"/>
      <text:p text:style-name="P1"/>
      <text:p text:style-name="P1">To run this program open a terminal and enter “java MainMovie”. <text:s/></text:p>
      <text:p text:style-name="P1">The Array files are the movie lists that are implemented in one of the classes. <text:s/></text:p>
      <text:p text:style-name="P1">The other classes are used by the MainMovie program and they implement each other's metho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2:31:09.441686285</meta:creation-date>
    <meta:generator>LibreOffice/4.2.7.2$Linux_X86_64 LibreOffice_project/420m0$Build-2</meta:generator>
    <dc:date>2014-12-08T22:35:41.470864293</dc:date>
    <meta:editing-duration>P0D</meta:editing-duration>
    <meta:editing-cycles>2</meta:editing-cycles>
    <meta:document-statistic meta:table-count="0" meta:image-count="0" meta:object-count="0" meta:page-count="1" meta:paragraph-count="4" meta:word-count="52" meta:character-count="340" meta:non-whitespace-character-count="292"/>
  </office:meta>
</office:document-meta>
</file>